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20000031347FB1E52.png" manifest:media-type="image/png"/>
  <manifest:file-entry manifest:full-path="Pictures/10000001000003C30000016E7F5015E8.png" manifest:media-type="image/png"/>
  <manifest:file-entry manifest:full-path="Pictures/100000010000019F000001D916E3E2FC.png" manifest:media-type="image/png"/>
  <manifest:file-entry manifest:full-path="Pictures/100000010000027500000213DF03EE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5.481cm" svg:height="9.684cm" svg:x="0.019cm" svg:y="0cm">
          <draw:image xlink:href="Pictures/10000001000003C30000016E7F5015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0.98cm" svg:height="12.515cm" svg:x="0.02cm" svg:y="-0.015cm">
          <draw:image xlink:href="Pictures/100000010000019F000001D916E3E2F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4.5cm" svg:height="12.241cm" svg:x="0cm" svg:y="0cm">
          <draw:image xlink:href="Pictures/100000010000027500000213DF03EECC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12.193cm" svg:x="14.5cm" svg:y="0.048cm">
          <draw:image xlink:href="Pictures/10000001000000E20000031347FB1E5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23T11:57:34.569415200</meta:creation-date>
    <dc:date>2025-09-23T12:27:55.418199000</dc:date>
    <meta:editing-duration>PT8M49S</meta:editing-duration>
    <meta:editing-cycles>1</meta:editing-cycles>
    <meta:document-statistic meta:object-count="53"/>
    <meta:generator>LibreOffice/25.2.3.2$Windows_X86_64 LibreOffice_project/bbb074479178df812d175f709636b368952c2ce3</meta:generator>
  </office:meta>
</office:document-meta>
</file>